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8pt" style:font-size-asian="8pt" style:font-size-complex="8pt"/>
    </style:style>
    <style:style style:name="P2" style:family="paragraph" style:parent-style-name="Standard">
      <style:text-properties style:font-name="Courier New" fo:font-size="8pt" style:font-size-asian="8pt" style:font-size-complex="8pt"/>
    </style:style>
    <style:style style:name="P3" style:family="paragraph" style:parent-style-name="Standard">
      <style:text-properties style:font-name="Courier New" fo:font-size="8pt" officeooo:rsid="00063558" officeooo:paragraph-rsid="00063558" style:font-size-asian="8pt" style:font-size-complex="8pt"/>
    </style:style>
    <style:style style:name="P4" style:family="paragraph" style:parent-style-name="Standard">
      <style:text-properties style:font-name="Courier New" fo:font-size="8pt" officeooo:paragraph-rsid="000a0699" style:font-size-asian="8pt" style:font-size-complex="8pt"/>
    </style:style>
    <style:style style:name="T1" style:family="text">
      <style:text-properties officeooo:rsid="0007da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5 <text:s text:c="16"/>Redo last view command</text:p>
      <text:p text:style-name="P1">shift+f5 <text:s text:c="10"/>View trace</text:p>
      <text:p text:style-name="P1">ctrl+f5 <text:s text:c="11"/>View trace -save-steps script</text:p>
      <text:p text:style-name="P1">ctrl+shift+f5 <text:s text:c="5"/>View standalone trace -save-steps script</text:p>
      <text:p text:style-name="P1">alt+ctrl+shift+f5 <text:s/>View standalone trace -save-steps important</text:p>
      <text:p text:style-name="P4"/>
      <text:p text:style-name="P1">f6 <text:s text:c="16"/>View diff</text:p>
      <text:p text:style-name="P1">ctrl+f6 <text:s text:c="11"/>View diff only code</text:p>
      <text:p text:style-name="P1">ctrl+shift+f6 <text:s text:c="5"/>View diff using internal syntax</text:p>
      <text:p text:style-name="P4">shift+f6 <text:s text:c="10"/>View trace for one step</text:p>
      <text:p text:style-name="P4"/>
      <text:p text:style-name="P1">f10 <text:s text:c="15"/>Rerun the last-tried test(s)</text:p>
      <text:p text:style-name="P1">ctrl+f10 <text:s text:c="10"/>Run the current test</text:p>
      <text:p text:style-name="P1">ctrl+shift+f10 <text:s text:c="4"/>Run and open diff for the current test</text:p>
      <text:p text:style-name="P3">alt+ctrl+shift+f10 Compile <text:span text:style-name="T1">cpp file </text:span>using GCC</text:p>
      <text:p text:style-name="P1"/>
      <text:p text:style-name="P1">f11 <text:s text:c="15"/>Open doc for current source file in browser</text:p>
      <text:p text:style-name="P1">ctrl+k ctrl+k <text:s text:c="5"/>Kill the current task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1T10:46:20.312312108</meta:creation-date>
    <dc:date>2025-09-15T14:57:16.308794263</dc:date>
    <meta:editing-duration>PT4M25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15" meta:word-count="85" meta:character-count="687" meta:non-whitespace-character-count="483"/>
  </office:meta>
</office:document-meta>
</file>